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fo:font-size="14pt" fo:background-color="#ffff00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text-properties officeooo:rsid="00194620" officeooo:paragraph-rsid="00194620"/>
    </style:style>
    <style:style style:name="P5" style:family="paragraph" style:parent-style-name="Standard">
      <style:text-properties officeooo:rsid="0019a6eb" officeooo:paragraph-rsid="0019a6eb"/>
    </style:style>
    <style:style style:name="P6" style:family="paragraph" style:parent-style-name="Standard">
      <style:text-properties officeooo:paragraph-rsid="001f1c2f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fo:color="#ff0000" fo:font-size="16pt" style:font-size-asian="16pt" style:font-size-complex="16pt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76d89"/>
    </style:style>
    <style:style style:name="T3" style:family="text">
      <style:text-properties officeooo:rsid="0019a6eb"/>
    </style:style>
    <style:style style:name="T4" style:family="text">
      <style:text-properties officeooo:rsid="001da0fb"/>
    </style:style>
    <style:style style:name="T5" style:family="text">
      <style:text-properties officeooo:rsid="0022c337"/>
    </style:style>
    <style:style style:name="T6" style:family="text">
      <style:text-properties fo:background-color="#ff4000" loext:char-shading-value="0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officeooo:rsid="00266e93" fo:background-color="#81d41a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#81d41a" loext:char-shading-value="0"/>
    </style:style>
    <style:style style:name="T11" style:family="text">
      <style:text-properties officeooo:rsid="002a68b3" fo:background-color="#81d41a" loext:char-shading-value="0"/>
    </style:style>
    <style:style style:name="T12" style:family="text">
      <style:text-properties officeooo:rsid="002a6e55" fo:background-color="#81d41a" loext:char-shading-value="0"/>
    </style:style>
    <style:style style:name="T13" style:family="text">
      <style:text-properties officeooo:rsid="002b3ce0" fo:background-color="#81d41a" loext:char-shading-value="0"/>
    </style:style>
    <style:style style:name="T14" style:family="text">
      <style:text-properties officeooo:rsid="002be865" fo:background-color="#81d41a" loext:char-shading-value="0"/>
    </style:style>
    <style:style style:name="T15" style:family="text">
      <style:text-properties fo:background-color="#81d41a" loext:char-shading-value="0"/>
    </style:style>
    <style:style style:name="T16" style:family="text">
      <style:text-properties fo:background-color="#00a933" loext:char-shading-value="0"/>
    </style:style>
    <style:style style:name="T17" style:family="text">
      <style:text-properties fo:background-color="#00a933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lgoritmi</text:p>
      <text:p text:style-name="Standard"/>
      <text:p text:style-name="P1">Croce gialla</text:p>
      <text:p text:style-name="P2"/>
      <text:p text:style-name="Standard">blu<text:tab/><text:tab/><text:tab/><text:tab/>arancione<text:tab/><text:tab/>verde<text:tab/><text:tab/><text:tab/>rosso</text:p>
      <text:p text:style-name="Standard"/>
      <text:p text:style-name="Standard">A<text:tab/>U2 F2<text:tab/><text:tab/><text:tab/>U R2<text:tab/><text:tab/><text:tab/>B2<text:tab/><text:tab/><text:tab/>U’ L2<text:tab/></text:p>
      <text:p text:style-name="Standard">B<text:tab/>U F2<text:tab/><text:tab/><text:tab/>R2<text:tab/><text:tab/><text:tab/>U’ B2<text:tab/><text:tab/><text:tab/>U2 L2</text:p>
      <text:p text:style-name="Standard">C<text:tab/>F2<text:tab/><text:tab/><text:tab/>U’ R2<text:tab/><text:tab/><text:tab/>U2 B2<text:tab/><text:tab/><text:tab/>U L2</text:p>
      <text:p text:style-name="Standard">D<text:tab/>U’ F2<text:tab/><text:tab/><text:tab/>U2 R2<text:tab/><text:tab/><text:tab/>U B2<text:tab/><text:tab/><text:tab/>L2</text:p>
      <text:p text:style-name="Standard">E<text:tab/>U’ R’ F<text:tab/><text:tab/>F R’ F’<text:tab/><text:tab/><text:tab/>U L’ B<text:tab/><text:tab/><text:tab/>F’ L F</text:p>
      <text:p text:style-name="Standard">F<text:tab/>R’ D’<text:tab/><text:tab/><text:tab/>R’<text:tab/><text:tab/><text:tab/>D’ R’ D<text:tab/><text:tab/>D2 R’ D2</text:p>
      <text:p text:style-name="Standard">G<text:tab/>F’ R’ D’<text:tab/><text:tab/><text:tab/><text:tab/><text:tab/><text:tab/><text:tab/><text:tab/></text:p>
      <text:p text:style-name="Standard">H<text:tab/>L D<text:tab/><text:tab/><text:tab/>D2 L D2<text:tab/><text:tab/>D L D’<text:tab/><text:tab/><text:tab/>L</text:p>
      <text:p text:style-name="Standard">I<text:tab/>R’ F<text:tab/><text:tab/><text:tab/>D’ R’ F D<text:tab/><text:tab/>R B’ R’<text:tab/><text:tab/>U F’ L F</text:p>
      <text:p text:style-name="Standard">J<text:tab/>R2 F<text:tab/><text:tab/><text:tab/>D B’ D’<text:tab/><text:tab/>B’<text:tab/><text:tab/><text:tab/><text:span text:style-name="T6">D’ B’ D</text:span></text:p>
      <text:p text:style-name="Standard">K<text:tab/>R F<text:tab/><text:tab/><text:tab/>R D’ F D<text:tab/><text:tab/><text:tab/><text:tab/><text:tab/></text:p>
      <text:p text:style-name="Standard">L<text:tab/>F<text:tab/><text:tab/><text:tab/>D’ F D<text:tab/><text:tab/><text:tab/>D2 F D2<text:tab/><text:tab/>D F D’</text:p>
      <text:p text:style-name="Standard">M<text:tab/>U R’ F<text:tab/><text:tab/><text:tab/>B’ R<text:tab/><text:tab/><text:tab/><text:span text:style-name="T8">U’ L’ B<text:tab/></text:span><text:tab/><text:tab/>B L’ B’</text:p>
      <text:p text:style-name="Standard">N<text:tab/>L’ D<text:tab/><text:tab/><text:tab/><text:span text:style-name="T2">B2 R<text:tab/></text:span><text:tab/><text:tab/>D L’ D’<text:tab/><text:tab/>L’</text:p>
      <text:p text:style-name="Standard">O<text:tab/>B’ L’ D<text:tab/><text:tab/><text:tab/>B R<text:tab/><text:tab/><text:tab/>B’ D L’ D’<text:tab/><text:tab/></text:p>
      <text:p text:style-name="Standard">P<text:tab/>R D’<text:tab/><text:tab/><text:tab/>R<text:tab/><text:tab/><text:tab/>D’ R D<text:tab/><text:tab/><text:tab/>D2 R D2</text:p>
      <text:p text:style-name="Standard">Q<text:tab/>L F’<text:tab/><text:tab/><text:tab/><text:span text:style-name="T3">U B’ R<text:tab/></text:span><text:tab/><text:tab/>L’ B<text:tab/><text:tab/><text:tab/>L D F’ D’</text:p>
      <text:p text:style-name="Standard">R<text:tab/>F’<text:tab/><text:tab/><text:tab/>D’ F’ D<text:tab/><text:tab/>L2 B<text:tab/><text:tab/><text:tab/>D F’ D’</text:p>
      <text:p text:style-name="Standard">S<text:tab/>L’ F’<text:tab/><text:tab/><text:tab/>L’ D’ F’ D<text:tab/><text:tab/>L B<text:tab/><text:tab/><text:tab/>L’ D F’ D’</text:p>
      <text:p text:style-name="Standard">T<text:tab/>L2 F’<text:tab/><text:tab/><text:tab/>D B D’<text:tab/><text:tab/><text:tab/>B<text:tab/><text:tab/><text:tab/>D’ B D</text:p>
      <text:p text:style-name="Standard">U<text:tab/>-<text:tab/><text:tab/><text:tab/><text:tab/><text:tab/><text:tab/><text:tab/><text:tab/><text:tab/></text:p>
      <text:p text:style-name="Standard">V<text:tab/>D’<text:tab/><text:tab/><text:tab/>-<text:tab/><text:tab/><text:tab/><text:tab/><text:tab/><text:tab/></text:p>
      <text:p text:style-name="Standard">Y<text:tab/>D2<text:tab/><text:tab/><text:tab/>B <text:span text:style-name="T4">D B’ D’</text:span><text:tab/><text:tab/>-<text:tab/><text:tab/><text:tab/></text:p>
      <text:p text:style-name="Standard">Z<text:tab/>D<text:tab/><text:tab/><text:tab/><text:span text:style-name="T2">L B2 R<text:tab/></text:span><text:tab/><text:tab/>L’ D L D’<text:tab/><text:tab/>-</text:p>
      <text:p text:style-name="Standard"/>
      <text:p text:style-name="P1">F2L*</text:p>
      <text:p text:style-name="Standard"/>
      <text:p text:style-name="Standard">portare spigolo in B, I</text:p>
      <text:p text:style-name="Standard"/>
      <text:p text:style-name="Standard">A, M<text:tab/>U</text:p>
      <text:p text:style-name="Standard">B, I<text:tab/>-</text:p>
      <text:p text:style-name="Standard">C, E<text:tab/>U’</text:p>
      <text:p text:style-name="Standard">D, Q<text:tab/>U2</text:p>
      <text:p text:style-name="Standard">F, L<text:tab/>F’ U’ F</text:p>
      <text:p text:style-name="Standard">H, R<text:tab/>F U’ F’</text:p>
      <text:p text:style-name="Standard">J, P<text:tab/>B U B’</text:p>
      <text:p text:style-name="Standard">N, T<text:tab/>B’ U B</text:p>
      <text:p text:style-name="Standard"/>
      <text:p text:style-name="Standard">angolo</text:p>
      <text:p text:style-name="Standard"/>
      <text:p text:style-name="Standard">spigolo orientato correttamente**<text:tab/><text:tab/><text:tab/><text:tab/>spigolo orientato incorrettamente</text:p>
      <text:p text:style-name="Standard"/>
      <text:p text:style-name="Standard">A<text:tab/>R U’ R2 F R F’<text:tab/><text:tab/><text:tab/><text:tab/><text:tab/>U F’ U2 F2 R’ F’ R</text:p>
      <text:p text:style-name="Standard">B<text:tab/>U2 R U’ R’ U’ R U’ <text:span text:style-name="T10">R’ </text:span><text:span text:style-name="T14">U R U’ R’</text:span><text:tab/><text:tab/><text:tab/>U F’ U2 F U F’ U’ F</text:p>
      <text:p text:style-name="Standard">C<text:tab/>R U2 R’ U’ R U R’<text:tab/><text:tab/><text:tab/><text:tab/><text:tab/>U’ R’ F R F’ U’ F’ U’ F</text:p>
      <text:p text:style-name="Standard"><text:soft-page-break/>D<text:tab/>R U2 R2 F R F’<text:tab/><text:tab/><text:tab/><text:tab/><text:tab/>U F’ U’ F2 R’ F’ R</text:p>
      <text:p text:style-name="Standard">E<text:tab/>U’ R U R’<text:tab/><text:tab/><text:tab/><text:tab/><text:tab/><text:tab/>F’ U2 F U2 F’ U F</text:p>
      <text:p text:style-name="Standard">F<text:tab/>U R U’ R’<text:tab/><text:tab/><text:tab/><text:tab/><text:tab/><text:tab/>U’ R U2 R’ U F’ U’ F</text:p>
      <text:p text:style-name="Standard">G<text:tab/>R U’ R2 F R F’<text:tab/><text:tab/><text:tab/><text:tab/><text:tab/>U’ R U’ R’ F’ U’ F</text:p>
      <text:p text:style-name="P6">H<text:tab/>U’ L’ U L U’ R U R’<text:tab/><text:tab/><text:tab/><text:tab/><text:tab/>U F’ L F L2 R U2 R’ L</text:p>
      <text:p text:style-name="Standard">I<text:tab/>U’ R U’ R’ U R U R’<text:tab/><text:tab/><text:tab/><text:tab/><text:tab/>R U’ R’ U2 F’ U’ F</text:p>
      <text:p text:style-name="Standard">J<text:tab/>U R U R’ U2 R U’ R’ U R U’ R’<text:tab/><text:tab/><text:tab/>U2 F’ <text:span text:style-name="T15">U</text:span> F U’ F’ U’ F</text:p>
      <text:p text:style-name="Standard">K<text:tab/>U’ R’ U’ R2 U2 R’<text:tab/><text:tab/><text:tab/><text:tab/><text:tab/>R’ U’ R U2 F’ U’ F</text:p>
      <text:p text:style-name="Standard">L<text:tab/>R U R’ U’ R U R’<text:tab/><text:tab/><text:tab/><text:tab/><text:tab/>U R U R’ U2 F’ U F</text:p>
      <text:p text:style-name="Standard">M<text:tab/>U R’ U2 R2 U R2 U R<text:tab/><text:tab/><text:tab/><text:tab/>F’ U F</text:p>
      <text:p text:style-name="Standard">N<text:tab/>U R U2 R’ U2 R U’ R’<text:tab/><text:tab/><text:tab/><text:tab/>U2 F’ U’ F</text:p>
      <text:p text:style-name="Standard">O<text:tab/>U2 L U’ L’ R U2 R’<text:tab/><text:tab/><text:tab/><text:tab/><text:tab/>U L U’ L’ U2 F’ U’ F</text:p>
      <text:p text:style-name="Standard">P<text:tab/>U R’ U R U R U R’<text:tab/><text:tab/><text:tab/><text:tab/><text:tab/>R’ U R F’ U F</text:p>
      <text:p text:style-name="Standard">Q<text:tab/>R U’ R’ U’ R U R’<text:tab/><text:tab/><text:tab/><text:tab/><text:tab/>U’ F’ U’ F U2 F’ U F</text:p>
      <text:p text:style-name="Standard">R<text:tab/>U2 R U R’ U2 R U’ R’<text:tab/><text:tab/><text:tab/><text:tab/>R U R’ U2 F’ U’ F</text:p>
      <text:p text:style-name="Standard">S<text:tab/>U L’ R U’ R’ L<text:tab/><text:tab/><text:tab/><text:tab/><text:tab/>U2 L’ U’ L F’ U’ F</text:p>
      <text:p text:style-name="Standard">T<text:tab/>U2 L U L’ U R U R’<text:tab/><text:tab/><text:tab/><text:tab/><text:tab/>U’ L F’ U2 F L’</text:p>
      <text:p text:style-name="Standard">U<text:tab/>L’ U L R U’ R’<text:tab/><text:tab/><text:tab/><text:tab/><text:tab/>U’ L F’ L’ F U’ F’ U’ F</text:p>
      <text:p text:style-name="Standard">V<text:tab/>U’ R’ F R F’ R U R’<text:tab/><text:tab/><text:tab/><text:tab/><text:tab/>U2 R U’ R’ U’ F’ U F</text:p>
      <text:p text:style-name="Standard">Y<text:tab/>U2 R’ U R U2 R U’ R’<text:tab/><text:tab/><text:tab/><text:tab/><text:span text:style-name="T13">U B U F’ U’ F B’</text:span></text:p>
      <text:p text:style-name="Standard">Z<text:tab/><text:span text:style-name="T12">U </text:span><text:span text:style-name="T11">B’ U2 R U R’ B</text:span><text:tab/><text:tab/><text:tab/><text:tab/><text:tab/>L U’ L’ F’ U2 F</text:p>
      <text:p text:style-name="Standard"/>
      <text:p text:style-name="Standard">*effettuare una rotazione y tra una coppia e l’altra</text:p>
      <text:p text:style-name="Standard"/>
      <text:p text:style-name="Standard">**coppia blu-arancione: <text:tab/>blu su, arancione a lato</text:p>
      <text:p text:style-name="Standard"><text:tab/> <text:s text:c="3"/>arancione-verde:<text:tab/>arancione su, verde a lato</text:p>
      <text:p text:style-name="Standard"><text:tab/> <text:s text:c="3"/>verde-rosso:<text:tab/>verde su, rosso a lato</text:p>
      <text:p text:style-name="Standard"><text:tab/> <text:s text:c="3"/>rosso-blu:<text:tab/><text:tab/>rosso su, blu a lato</text:p>
      <text:p text:style-name="Standard"/>
      <text:p text:style-name="P1">OLL</text:p>
      <text:p text:style-name="P1"/>
      <text:p text:style-name="Standard">AUF preliminare</text:p>
      <text:p text:style-name="Standard">sezione L</text:p>
      <text:p text:style-name="Standard"><text:tab/>AB: <text:tab/>U’</text:p>
      <text:p text:style-name="Standard"><text:tab/>A: <text:tab/>-</text:p>
      <text:p text:style-name="Standard"><text:tab/>BC:<text:tab/>U2</text:p>
      <text:p text:style-name="Standard"><text:tab/>C: <text:tab/>U</text:p>
      <text:p text:style-name="Standard">sezione I</text:p>
      <text:p text:style-name="Standard"><text:tab/>AC: <text:tab/>U</text:p>
      <text:p text:style-name="Standard"><text:tab/>B:<text:tab/>-</text:p>
      <text:p text:style-name="Standard">sezione cross:</text:p>
      <text:p text:style-name="Standard"><text:tab/>ABC:<text:tab/>-</text:p>
      <text:p text:style-name="Standard">sezione dot:</text:p>
      <text:p text:style-name="Standard"><text:tab/>0:<text:tab/>-</text:p>
      <text:p text:style-name="Standard"/>
      <text:p text:style-name="Standard">ordine algoritmi preso da jperm.net, l’angolo di svolgimento è lo stesso che uso io, per riferimento</text:p>
      <text:p text:style-name="Standard"/>
      <text:p text:style-name="Standard"><text:span text:style-name="Car._20_predefinito_20_paragrafo"><text:span text:style-name="T1">1<text:tab/>R U2 R2 F R F' U2 R' F R F'</text:span></text:span></text:p>
      <text:p text:style-name="Standard">2<text:tab/>F R U R' U' F' B U L U' L' B'</text:p>
      <text:p text:style-name="Standard">3<text:tab/>F R U R' U' F' U' F' U' L' U L F</text:p>
      <text:p text:style-name="Standard"><text:span text:style-name="Car._20_predefinito_20_paragrafo"><text:span text:style-name="T1">4<text:tab/>F U R U' R' F' U' F R U R' U' F'</text:span></text:span></text:p>
      <text:p text:style-name="Standard">5<text:tab/>R' F2 L F L' F R</text:p>
      <text:p text:style-name="Standard"><text:soft-page-break/><text:span text:style-name="Car._20_predefinito_20_paragrafo"><text:span text:style-name="T1">6<text:tab/>L F2 R' F' R F' L'</text:span></text:span></text:p>
      <text:p text:style-name="Standard">7<text:tab/>L F R' F R F2 L'</text:p>
      <text:p text:style-name="Standard">8<text:tab/>R' F' L F' L' F2 R</text:p>
      <text:p text:style-name="Standard">9<text:tab/>R U R' U' R' F R2 U R' U' F'</text:p>
      <text:p text:style-name="Standard">10<text:tab/>R U R' U R' F R F' R U2 R'</text:p>
      <text:p text:style-name="Standard">11<text:tab/>L F R' F R' D R D' R F2 L'</text:p>
      <text:p text:style-name="Standard">12<text:tab/>L R2 F' R F' R' F2 R F' L' R</text:p>
      <text:p text:style-name="P7">13<text:tab/>F U R U' R2 F' R U R U' R'</text:p>
      <text:p text:style-name="P7">14<text:tab/>R' F R U R' F' R F U' F'</text:p>
      <text:p text:style-name="P7">15<text:tab/>F U R U' R' F' R' U' F' U F R</text:p>
      <text:p text:style-name="P7">16<text:tab/>F' U' L' U L F L U F U' F' L'</text:p>
      <text:p text:style-name="P7">17<text:tab/>F R' F' R2 L' B R B' R' B' L R'</text:p>
      <text:p text:style-name="P7">18<text:tab/>L F R' F R F2 L2 B' R B' R' B2 L</text:p>
      <text:p text:style-name="Standard"><text:span text:style-name="Car._20_predefinito_20_paragrafo"><text:span text:style-name="T9">19<text:tab/>R L' B R B R' B' L R2 F R F'</text:span></text:span></text:p>
      <text:p text:style-name="P7">20<text:tab/>F' U' L' U L F R' U' R' F R F' U R</text:p>
      <text:p text:style-name="P7">21<text:tab/>R U2 R' U' R U R' U' R U' R'</text:p>
      <text:p text:style-name="Standard"><text:span text:style-name="Car._20_predefinito_20_paragrafo"><text:span text:style-name="T9">22<text:tab/>R U2 R2 U' R2 U' R2 U2 R</text:span></text:span></text:p>
      <text:p text:style-name="P7">23<text:tab/>R2 D R' U2 R D' R' U2 R'</text:p>
      <text:p text:style-name="P7">24<text:tab/>L F R' F' L' F R F'</text:p>
      <text:p text:style-name="Standard"><text:span text:style-name="Car._20_predefinito_20_paragrafo"><text:span text:style-name="T9">25<text:tab/>F R' F' L F R F' L'</text:span></text:span></text:p>
      <text:p text:style-name="P7">26<text:tab/>R U2 R' U' R U' R'</text:p>
      <text:p text:style-name="P7">27<text:tab/>R U R' U R U2 R'</text:p>
      <text:p text:style-name="P7">28<text:tab/>L F R' F' L' R U R U' R'</text:p>
      <text:p text:style-name="P7">29<text:tab/>R U R' U' R U' R' F' U' F R U R'</text:p>
      <text:p text:style-name="P7">30<text:tab/>F R' F R2 U' R' U' R U R' F2</text:p>
      <text:p text:style-name="P7">31<text:tab/>R' U' F U R U' R' F' R</text:p>
      <text:p text:style-name="P7">32<text:tab/>L U F' U' L' U L F L'</text:p>
      <text:p text:style-name="P7">33<text:tab/>R U R' U' R' F R F'</text:p>
      <text:p text:style-name="P7">34<text:tab/>R U R2 U' R' F R U R U' F'</text:p>
      <text:p text:style-name="P7">35<text:tab/>R U2 R2 F R F' R U2 R'</text:p>
      <text:p text:style-name="P7">36<text:tab/>L' U' L U' L' U L U L F' L' F</text:p>
      <text:p text:style-name="P7">37<text:tab/>F R' F' R U R U' R'</text:p>
      <text:p text:style-name="P7">38<text:tab/>R U R' U R U' R' U' R' F R F'</text:p>
      <text:p text:style-name="P7">39<text:tab/>L F' L' U' L U F U' L'</text:p>
      <text:p text:style-name="P7">40<text:tab/>R' F R U R' U' F' U R</text:p>
      <text:p text:style-name="P7">41<text:tab/>R U R' U R U2 R' F R U R' U' F'</text:p>
      <text:p text:style-name="P7">42<text:tab/>R' U' R U' R' U2 R F R U R' U' F'</text:p>
      <text:p text:style-name="P7">43<text:tab/>F' U' L' U L F</text:p>
      <text:p text:style-name="P7">44<text:tab/>F U R U' R' F'</text:p>
      <text:p text:style-name="P7">45<text:tab/>F R U R' U' F'</text:p>
      <text:p text:style-name="P7"><text:span text:style-name="T7">46</text:span><text:tab/>R' U' R' F R F' U R</text:p>
      <text:p text:style-name="P7">47<text:tab/><text:span text:style-name="T5">F’ L’ U’ L U L’ U’ L U F</text:span></text:p>
      <text:p text:style-name="P7">48<text:tab/>F R U R' U' R U R' U' F'</text:p>
      <text:p text:style-name="P7">49<text:tab/>F R U R' U' F2 U' L' U L F</text:p>
      <text:p text:style-name="P7">50<text:tab/>F' U' L' U L F B U L U' L' B'</text:p>
      <text:p text:style-name="P7">51<text:tab/>F U R U' R' U R U' R' F'</text:p>
      <text:p text:style-name="P7">52<text:tab/>R U R' U R U' B U' B' R'</text:p>
      <text:p text:style-name="P7">53<text:tab/>F' L' U' L U F2 U R U' R' U R U' R' F'</text:p>
      <text:p text:style-name="P7">54<text:tab/>F R U R' U' F2 U' L' U L U' L' U L F</text:p>
      <text:p text:style-name="P7">55<text:tab/>R' F R U R U' R2 F' R2 U' R' U R U R'</text:p>
      <text:p text:style-name="P7">56<text:tab/>F R U R' U' F' U R U R D R' U' R D' R2</text:p>
      <text:p text:style-name="P3"><text:span text:style-name="T9">57</text:span><text:tab/>R U R' U' R' L F R F' L'</text:p>
      <text:p text:style-name="P1"><text:soft-page-break/>PLL</text:p>
      <text:p text:style-name="Standard"/>
      <text:p text:style-name="Standard">Controllo headlights</text:p>
      <text:p text:style-name="Standard">Sezione adjacent swap</text:p>
      <text:p text:style-name="Standard"><text:tab/>B:<text:tab/>U’</text:p>
      <text:p text:style-name="Standard"><text:tab/>R:<text:tab/>U2</text:p>
      <text:p text:style-name="Standard"><text:tab/>F:<text:tab/>U</text:p>
      <text:p text:style-name="Standard"><text:tab/>L:<text:tab/>-</text:p>
      <text:p text:style-name="Standard">Sezione EPLL</text:p>
      <text:p text:style-name="Standard"><text:tab/>Controllo barra</text:p>
      <text:p text:style-name="Standard"><text:tab/><text:tab/>Sezione U</text:p>
      <text:p text:style-name="Standard"><text:tab/><text:tab/><text:tab/>B:<text:tab/>-</text:p>
      <text:p text:style-name="Standard"><text:tab/><text:tab/><text:tab/>R: <text:tab/>U’</text:p>
      <text:p text:style-name="Standard"><text:tab/><text:tab/><text:tab/>F:<text:tab/>U2</text:p>
      <text:p text:style-name="Standard"><text:tab/><text:tab/><text:tab/>L:<text:tab/>U</text:p>
      <text:p text:style-name="Standard"><text:tab/><text:tab/>Sezione Z, H </text:p>
      <text:p text:style-name="Standard">Sezione diagonal swap</text:p>
      <text:p text:style-name="Standard"><text:tab/>No headlights</text:p>
      <text:p text:style-name="Standard"/>
      <text:p text:style-name="Standard">Aa<text:tab/>x L2 D2 L’ U’ L D2 L’ U L’ x’</text:p>
      <text:p text:style-name="Standard">Ab<text:tab/>x' L2 D2 L U L' D2 L U' L x</text:p>
      <text:p text:style-name="P4">F<text:tab/>R' U' F' R U R' U' R' F R2 U' R' U' R U R' U R</text:p>
      <text:p text:style-name="P4">Ga<text:tab/>R2 U R' U R' U' R U' R2 U' D R' U R D'</text:p>
      <text:p text:style-name="P4">Gb<text:tab/>R' U' R U D' R2 U R' U R U' R U' R2 D</text:p>
      <text:p text:style-name="P4">Gc<text:tab/>R2 U' R U' R U R' U R2 U D' R U' R' D</text:p>
      <text:p text:style-name="P4">Gd<text:tab/>R U R' U' D R2 U' R U' R' U R' U R2 D'</text:p>
      <text:p text:style-name="P4">Ja<text:tab/>x R2 F R F' R U2 L' B L U2 x'</text:p>
      <text:p text:style-name="P4">Jb<text:tab/>R U R' F' R U R' U' R' F R2 U' R'</text:p>
      <text:p text:style-name="P4">Ra<text:tab/>R U' R' U' R U R D R' U' R D' R' U2 R'</text:p>
      <text:p text:style-name="P4">Rb<text:tab/>R2 F R U R U' R' F' R U2 R' U2 R</text:p>
      <text:p text:style-name="P5">T<text:tab/>R U R' U' R' F R2 U' R' U' R U R' F'</text:p>
      <text:p text:style-name="P5">E<text:tab/>x' R U' R' D R U R' D' R U R' D R U' R' D' x</text:p>
      <text:p text:style-name="P5">Na<text:tab/>R U R' U R U R' F' R U R' U' R' F R2 U' R' U2 R U' R'</text:p>
      <text:p text:style-name="P5">Nb<text:tab/>R' U R U' R' F' U' F R U R' F R' F' R U' R</text:p>
      <text:p text:style-name="P5">V<text:tab/>R' U R' U' R D' R' D R' U D' R2 U' R2 D R2</text:p>
      <text:p text:style-name="P5">Y<text:tab/>F R U' R' U' R U R' F' R U R' U' R' F R F'</text:p>
      <text:p text:style-name="P5">H<text:tab/>R2 U2 R U2 R2 U2 R2 U2 R U2 R2 (la versione R U è stranissima lmao)</text:p>
      <text:p text:style-name="P5">Ua<text:tab/>R U' R U R U R U' R' U' R2</text:p>
      <text:p text:style-name="P5">Ub<text:tab/>R2 U R U R' U' R' U' R' U R'</text:p>
      <text:p text:style-name="P5">Z<text:tab/>R' U' R U' R U R U' R' U R U R2 U' R'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9T14:42:00Z</meta:creation-date>
    <dc:date>2020-03-08T20:56:08.026000000</dc:date>
    <meta:editing-cycles>20</meta:editing-cycles>
    <meta:editing-duration>PT12H56M47S</meta:editing-duration>
    <meta:document-statistic meta:table-count="0" meta:image-count="0" meta:object-count="0" meta:page-count="4" meta:paragraph-count="178" meta:word-count="1735" meta:character-count="4981" meta:non-whitespace-character-count="3130"/>
    <meta:template xlink:type="simple" xlink:actuate="onRequest" xlink:title="" xlink:href="Normal"/>
  </office:meta>
</office:document-meta>
</file>